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0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Ishmael</text:p>
      <text:p text:style-name="P5">Additional Places mentioned: Egypt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bout prophecy proven from/</text:p>
      <text:p text:style-name="P2">the unchanged existence of the/</text:p>
      <text:p text:style-name="P2">descendants of Ishmael./</text:p>
      <text:p text:style-name="P2"/>
      <text:p text:style-name="P3">[Page 1]</text:p>
      <text:p text:style-name="P3">About twenty three years ago, referring to a passage,/ which a brother, as a lad, had then recited for his Bar/ Mitzva portion, I summoned history to testify to the/ truth of revelation. <text:s/>The words with which the section/ of this Sabbath concludes, reminded me of that circumstance,/ and suggested the propriety of presenting to a new ge-/-neration ideas wherewith <text:span text:style-name="T2">which</text:span><text:span text:style-name="T4"> they may never have met./ <text:s/>Reducing into a narrow compass what I said in another/ occasion at considerable length; repeating, knowingly,/ none of its phraseology, I shall proceed to show how/ a promise made to Abraham was fulfilled to the/ very letter. <text:s/>You all remember the vision in which/ the patriarch was told that he would become the father/ of a child, with whose descendants the Deity designed to/ enter into an everlasting covenant. <text:s/>He appeared/ incredulous about the consummation of that event./ <text:s/>Happy in the possession of a son by Sarah's hand-maid, he/ asked for no higher favor from his Maker; and prayed/ that Ishmael might live before the Lord; meaning, that/ though Providence should not choose </text:span><text:span text:style-name="T5">that</text:span><text:span text:style-name="T6"> child as the/</text:span></text:p>
      <text:p text:style-name="P3"><text:span text:style-name="T6"/></text:p>
      <text:p text:style-name="P3"><text:span text:style-name="T6">[Page 2]</text:span></text:p>
      <text:p text:style-name="P3"><text:span text:style-name="T6">means of perpetuating the belief in the Unity,/ his descendants might nevertheless be a nation indestruct-/-ible. <text:s/>That prayer, which the purest lips breathed,/ stands yet before the throne of God. <text:s/>It </text:span><text:soft-page-break/><text:span text:style-name="T6">has lost none/ of its efficacy. <text:s/>In like manner, as we, the seed of/ Isaac, have existed for upwards of thirty five centuries to/ prove the stability of the ancient covenant, so has the/ seed of Ishmael existed as a Divine fulfilment of/ the petition made by a righteous parent. <text:s/>Verily:/ this historical fact is one of the brightest illustrations of/ the sentence enunciated in the Decalogue, that God will/ keep His kindness to the thousandth generation of those/ who love Him and observe His commandments. <text:s/>The </text:span><text:span text:style-name="T3">sacred</text:span><text:span text:style-name="T6">/ inspired annalist, penetrating the future, registered in our/ Parasha these memorable words "In the face of all his brethren/ he dwelt." <text:s/>Aye: Gifted with an imperishable life, the progeny/ of Abraham's first son, saw face to face families and/ nationalities that have played a noisy part on the/ stage of the world, but who have been hushed in a/ grave from which there is no resurrection. <text:s/>The so/ called authorized version misapprehending the important/ text, translated [Hebrew] "He </text:span><text:span text:style-name="T5">died</text:span><text:span text:style-name="T6"> before all his/</text:span></text:p>
      <text:p text:style-name="P3"><text:span text:style-name="T6"/></text:p>
      <text:p text:style-name="P3"><text:span text:style-name="T6">[Page 3]</text:span></text:p>
      <text:p text:style-name="P3"><text:span text:style-name="T6">brethren", forgetting that though the Hebrew term "Nafal" means/ to </text:span><text:span text:style-name="T5">fall</text:span><text:span text:style-name="T6">, it signifies also to spread oneself, to expand one's/ strength. <text:s/>To whom does this Biblical allusion apply?/ <text:s/>To whom, but to the unconquered and unconquerable tribe/ that rove at large in Arabia? <text:s/>The Bedouins owe/ their independent existence from a remote age even unto/ this hour, to the declaration of him "who is not a man/ that he should lie, nor a son of man that he should repent."/ <text:s/>Before their founder had been born, an angel had typi-/-fied their character and history by the following graphic/ description. <text:s/>"He will be a wild man, his hand will be/ against all, and the hand of all against him; but he/ shall dwell in the face of all his brethren." <text:s/>And when/ the godly parent added his entreaty for his child's eternity/ of name upon earth, the Lord answered "As for Ishmael/ I have heard thee, behold I have blessed him, and I will/ make him fruitful, and multiply him exceedingly......./ I will make of him a great nation."/</text:span></text:p>
      <text:p text:style-name="P3"><text:span text:style-name="T6">Tremendous have been the engines of destruction levelled[sic!]/ </text:span><text:span text:style-name="T3">against</text:span><text:span text:style-name="T6"> at the posterity of Hagar, but the hand which/</text:span></text:p>
      <text:p text:style-name="P3"><text:span text:style-name="T6"/></text:p>
      <text:p text:style-name="P3"><text:span text:style-name="T6">[Page 4]</text:span></text:p>
      <text:p text:style-name="P3"><text:span text:style-name="T6">directed them was palsied. <text:s/>Na</text:span><text:span text:style-name="T3">t</text:span><text:span text:style-name="T6">tions considered/ the pioneers of civilization; others looked upon as bar-/-barians, spent their energies in the vain effort of tying/ to the yoke the freedom-loving sons of the desert./ <text:s/>Egypt in her palmy days dragged many a potentate/ behind her triumphal chariot; but the people shielded/ by Abraham's prayer could not be so trailed through the/ dust. <text:s/>She who, by her inventive genius, raised pyra-/-mids, which have defied time and its sweeping stream,/ could not lower down from their heights the rovers of/ steep mountains. <text:s/>From thence they saw her power decay/ and perish. <text:s/>Assyria, the boastful, who said/ that with the sole of her feet she could dry up all rivers,/ and batter down beseiged cities; the once famous country/ of Semiranus, which we Hebrews have had cause so much/ to dread, </text:span><text:span text:style-name="T3">[?]</text:span><text:span text:style-name="T6"> did not lift up the iron rod to scourge into submission the progeny/ of Ishmael. <text:s/>That thunder-bolt of war, Nebu-/-cadnezar, at whose nod empires bowed obediently, was/ foiled in his attempt to reduce the vigour of the semi-savage but/ spirited Bedouins. <text:s/>To Cyrus, who placed upon/ his head the double crown he wrested from his wicked/ grand sire, exceeding power was given in the name of the/ Lord./</text:span></text:p>
      <text:p text:style-name="P3"><text:span text:style-name="T6"/></text:p>
      <text:p text:style-name="P3"><text:span text:style-name="T6">[Page 5]</text:span></text:p>
      <text:p text:style-name="P3"><text:span text:style-name="T6"><text:tab/>For, so wrote of him Isaiah, a hundred and fifty years/ before his birth "Thus saith the Lord of His anointed to Cyrus,/ whose right-hand I have holden, to subdue nations before/ him, and loosen the loins of kings; to open before him doors,/ and gates shall not be shut. <text:s/>I will go before </text:span><text:span text:style-name="T3">them</text:span><text:span text:style-name="T6"> him, and make/ crooked ways straight, I will break in pieces the gates of/ brass, and cut in sunder the bars of iron." <text:s/>But the Lord/ who raised that Persian monarch for the sake of the seed/ of Isaac, whom he restored to liberty, did not suffer him to/ humiliate the seed of Ishmael. <text:s/>Alexander mis-/called the great, who studied with Aristotle a philosophy/ which could not check his brutal passions, and learnt </text:span><text:span text:style-name="T3">by</text:span><text:span text:style-name="T6"> from/ the art of strategy to hold in the hollow of his hand a vast empire,/ which he left to be broken up, </text:span><text:soft-page-break/><text:span text:style-name="T6">had devised extensive plans/ against Arabia, and determined to exterminate the/ Bedouins. <text:s/>But death cut short all his resolutions./ <text:s/>The Roman eagle that tore our flesh, and carried us/ bleeding to distant regions, did not flap her terrific/ wings over the mountains, in the clefts of which the/ descendants of Ishmael can make their habitations./ <text:s/>Nor did the Asiatic princes who in turn ruled the East,/ completely subject these warlike and hardy sons of the desert./</text:span></text:p>
      <text:p text:style-name="P3"><text:span text:style-name="T6"/></text:p>
      <text:p text:style-name="P3"><text:span text:style-name="T6">[Page 6]</text:span></text:p>
      <text:p text:style-name="P3"><text:span text:style-name="T6">The elasticity of their nature is such, that chained/ down to day, they </text:span><text:span text:style-name="T3">break the fetters</text:span><text:span text:style-name="T6"> rebound to morrow, and forge/ the fetters into swords and spears </text:span><text:span text:style-name="T3">against</text:span><text:span text:style-name="T6"> to strike therewith their conquerors./ <text:s/>In habits, in dress &amp; in manners thirty generations have wrought/ among that nomadic tribe scarcely a change. <text:s/>And if the/ Sultan claims to have amalgamated them </text:span><text:span text:style-name="T3">fused</text:span><text:span text:style-name="T6"> into the Ottoman/ empire, his mastery </text:span><text:span text:style-name="T3">over them</text:span><text:span text:style-name="T6"> is but nominal. <text:s/>It is/ constantly defied, or totally ignored. <text:s/>Never will the posterity of/ Abraham's first child be blotted out. <text:s/>He who declared us/ deathless, promised also that our half-brother,--because he/ is our father's son--shall remain indestructible. <text:s/>To/ the child of Sarah was given an eternity of spirituality, to/ be maintained at the cost of unequalled hardships, &amp; suf-/-ferings and martyrdom; to the child of Sarah's hand-/maid, was given an eternity of temporality, despite a/ worlds opposition. <text:s/>"He shall dwell in the face of all/ his brethren" an angel had said, and to the entreaty of the/ pattern of believers, the Divinity had replied "As for Ishmael/ I have heard thee, behold, I have blessed him, and I will/ make him fruitful, and multiply him exceedingly..../</text:span></text:p>
      <text:p text:style-name="P3"><text:span text:style-name="T6"/></text:p>
      <text:p text:style-name="P3"><text:span text:style-name="T6">[Page 7]</text:span></text:p>
      <text:p text:style-name="P3"><text:span text:style-name="T6"><text:tab/>I will make of him a great nation. <text:s/>Moses/ recorded these incidents, and peering into the future/ wrote in our Parasha [Hebrew] "Before all/ his brethren he spread himself." <text:s/>Here stands his-/-tory. <text:s/>Loudly and emphatically it proclaims the truth/ of inspiration. <text:s/>The proof it advances is not of yesterday./ <text:s/>It is backed by the testimony of ages. <text:s/>It is brought </text:span><text:span text:style-name="T3">immedia-</text:span><text:span text:style-name="T6">/</text:span><text:span text:style-name="T3">-tely</text:span><text:span text:style-name="T6"> under our immediate vision. <text:s/>They who refuse to believe must close/ their eyes tight to a meridian sun, and swear it does not shine./ <text:s/>But to you, </text:span><text:span text:style-name="T3">Brethren,</text:span><text:span text:style-name="T6"> who have been called [Hebrew]/ faithful children of faithful parents, I will </text:span><text:span text:style-name="T3">ask</text:span><text:span text:style-name="T6"> say./ <text:s/>Brethren! <text:s/>Is the volume which contains that patent truth,/ worthy of our meditation? <text:s/>Or is it too antiquated for us/ moderns? <text:s/>Shall we cast it into a new mould, and/ remodel it to suit the squeamish taste of some would-be moralist, or/ shall we retain it as our unsophisticated predecessors, the/ Massorites, endeavoured with the minutest accuracy to pre-/-serve it? <text:s/>I am none of those who hold in reverence the/ bare wording of ancient writings. </text:span><text:span text:style-name="T3">but in the</text:span><text:span text:style-name="T6"> I know that the/ spirit and not the letter giveth life, but in the book of books/ nothing </text:span><text:span text:style-name="T3">should</text:span><text:span text:style-name="T6"> ought to be slurred as of little significance. <text:s/>The/ Kabbalists assert that the whole of the Pentateuch should/</text:span></text:p>
      <text:p text:style-name="P3"><text:span text:style-name="T6"/></text:p>
      <text:p text:style-name="P3"><text:span text:style-name="T6">[Page 8]</text:span></text:p>
      <text:p text:style-name="P3"><text:span text:style-name="T6">be regarded with extreme sanctity because it comprises/ numerically or by anagrams names of the Deity, I affirm/ that it comprises the wisdom and not the mere names of the/ Lord, and as such it behooves us, especially O Israelites, to/ study it. <text:s/>I stated it last Sabbath, and as long as the gift of speech is granted me, I will not grow/ weary of repeating the lesson. <text:s/>To oppose rampant changes/ in Judaism, we must be panoplied with knowledge./ <text:s/>Wilful[sic!] ignorance is worse than sin. <text:s/>It is a surrendering/ of our rights into the hands of a scheming few, who may enslave us at/ their pleasure. <text:s/>All are priests in the church of our Lord. <text:s/>All/ will find therein the laver to cleanse their impurities. <text:s/>In our hearts we/ have our confessionals. <text:s/>In our intellect the means of salvation./ <text:s/>Let us not yeild[sic!] these precious privileges. <text:s/>We shall attend to/ instruction wherever it is imparted; but if it </text:span><text:span text:style-name="T3">conflicts</text:span><text:span text:style-name="T6"> clashes with an/ authority universally acknowledged,--the Bible--, we shall let/ our enlightened judgment war against it. <text:s/>In short, my/ dear hearers! <text:s/>Let us study that we may confound the unbeliever,/ let us study that we may understandingly serve our God./ <text:s/>Let us study that we may effect the will of the Supreme, in giving/ us a spiritual existence, which commenced with Abraham in [?] of the Chaldeans and/ will </text:span><text:soft-page-break/><text:span text:style-name="T6">end when time shall be no mor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4:16:18.42</meta:creation-date>
    <meta:document-statistic meta:table-count="0" meta:image-count="0" meta:object-count="0" meta:page-count="5" meta:paragraph-count="81" meta:word-count="1858" meta:character-count="11294"/>
    <dc:date>2013-01-31T15:40:54.15</dc:date>
    <meta:editing-duration>PT2M19S</meta:editing-duration>
    <meta:editing-cycles>1</meta:editing-cycles>
    <meta:generator>OpenOffice.org/3.4.1$Win32 OpenOffice.org_project/341m1$Build-9593</meta:generator>
  </office:meta>
</office:document-meta>
</file>